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30.0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<text:s/>google.maps.MaxZoomStatus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The status returned by the MaxZoomService on the completion of a call to getMaxZoomAtLatLng()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Constant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3">
          <table:table-cell table:style-name="ce4" office:value-type="string">
            <text:p>ERROR </text:p>
          </table:table-cell>
          <table:table-cell table:style-name="ce4" office:value-type="string" table:number-columns-spanned="2" table:number-rows-spanned="1">
            <text:p>There was a problem contacting the Google servers.</text:p>
          </table:table-cell>
          <table:covered-table-cell/>
        </table:table-row>
        <table:table-row table:style-name="ro2">
          <table:table-cell office:value-type="string">
            <text:p>OK </text:p>
          </table:table-cell>
          <table:table-cell office:value-type="string">
            <text:p>The response contains a valid MaxZoomResul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2:21:19.15</meta:creation-date>
    <dc:date>2013-06-16T12:22:37.67</dc:date>
    <meta:editing-duration>P0D</meta:editing-duration>
    <meta:editing-cycles>1</meta:editing-cycles>
    <meta:document-statistic meta:table-count="1" meta:cell-count="9" meta:object-count="0"/>
    <meta:generator>LibreOffice/4.0.3.3$Windows_x86 LibreOffice_project/0eaa50a932c8f2199a615e1eb30f7ac74279539</meta:generator>
  </office:meta>
</office:document-meta>
</file>